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ien Encounters" svg:font-family="'Alien Encounters'" style:font-pitch="variable"/>
    <style:font-face style:name="Archicoco" svg:font-family="Archicoco" style:font-family-generic="swiss" style:font-pitch="variable"/>
    <style:font-face style:name="Arial" svg:font-family="Arial" style:font-family-generic="system" style:font-pitch="variable"/>
    <style:font-face style:name="BN Machine" svg:font-family="'BN Machine'" style:font-pitch="variable"/>
    <style:font-face style:name="Baby Kruffy" svg:font-family="'Baby Kruffy'" style:font-pitch="variable"/>
    <style:font-face style:name="Base 05" svg:font-family="'Base 05'" style:font-family-generic="modern" style:font-pitch="variable"/>
    <style:font-face style:name="Comic Sans MS" svg:font-family="'Comic Sans MS'" style:font-family-generic="script" style:font-pitch="variable"/>
    <style:font-face style:name="Corporate" svg:font-family="Corporate" style:font-pitch="variable"/>
    <style:font-face style:name="Lato Hairline" svg:font-family="'Lato Hairline'" style:font-family-generic="swiss" style:font-pitch="variable"/>
    <style:font-face style:name="LetterOMatic!" svg:font-family="LetterOMatic!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erif" svg:font-family="'Noto Serif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Segoe UI" svg:font-family="'Segoe UI'" style:font-family-generic="system" style:font-pitch="variable"/>
    <style:font-face style:name="Source Serif Pro Black" svg:font-family="'Source Serif Pro Black'" style:font-adornments="Black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34495e" draw:fill-gradient-name="Gradient_20_265" draw:gradient-step-count="64" draw:textarea-horizontal-align="center" draw:textarea-vertical-align="middle" draw:auto-grow-height="false" draw:fit-to-size="false" style:shrink-to-fit="false" fo:min-height="7.239cm" fo:min-width="19.035cm" fo:padding-top="0.131cm" fo:padding-bottom="0.131cm" fo:padding-left="0.25cm" fo:padding-right="0.25cm" fo:wrap-option="wrap" draw:shadow="visible" draw:shadow-offset-x="0.212cm" draw:shadow-offset-y="0.212cm" draw:shadow-color="#bf0041" draw:shadow-opacity="100%" style:writing-mode="lr-tb" loext:decorative="false"/>
      <style:paragraph-properties style:writing-mode="lr-tb"/>
    </style:style>
    <style:style style:name="gr2" style:family="graphic">
      <style:graphic-properties draw:stroke="solid" svg:stroke-width="0.05cm" svg:stroke-color="#800080" draw:marker-start="" draw:marker-start-width="0.34cm" draw:marker-start-center="false" draw:marker-end="" draw:marker-end-width="0.34cm" draw:marker-end-center="false" draw:stroke-linejoin="miter" draw:fill="gradient" draw:fill-color="#f1c40f" draw:fill-gradient-name="Gradient_20_260" draw:textarea-horizontal-align="center" draw:textarea-vertical-align="middle" draw:auto-grow-height="false" draw:fit-to-size="false" style:shrink-to-fit="false" fo:min-height="3.603cm" fo:min-width="14.955cm" fo:padding-top="0.142cm" fo:padding-bottom="0.142cm" fo:padding-left="0.261cm" fo:padding-right="0.261cm" fo:wrap-option="wrap" draw:shadow="visible" draw:shadow-offset-x="0.141cm" draw:shadow-offset-y="0.141cm" draw:shadow-color="#ffbf00" draw:shadow-opacity="100%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2" style:family="paragraph">
      <loext:graphic-properties draw:fill="gradient" draw:fill-color="#34495e" draw:fill-gradient-name="Gradient_20_265" draw:gradient-step-count="64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bold" style:letter-kerning="true" style:font-name-asian="Noto Serif CJK JP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gradient" draw:fill-color="#f1c40f" draw:fill-gradient-name="Gradient_20_260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bold" style:letter-kerning="true" style:font-name-asian="Noto Serif CJK JP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bold" style:letter-kerning="true" style:font-name-asian="Noto Serif CJK JP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9.534cm" svg:height="7.5cm" svg:x="4.466cm" svg:y="1.5cm">
          <text:p text:style-name="P1"><text:span text:style-name="T1">FIRE FIGHTER</text:span></text:p>
          <draw:enhanced-geometry svg:viewBox="0 0 21600 21600" draw:mirror-horizontal="false" draw:mirror-vertical="false" draw:extrusion="true" draw:extrusion-rotation-angle="25 0" dr3d:projection="perspective" draw:extrusion-first-light-direction="(-50000 -50000 10000)" draw:extrusion-second-light-direction="(50000 0 10000)" dr3d:shade-mode="flat" draw:extrusion-metal="true" draw:extrusion-diffusion="122%" draw:extrusion-viewpoint="(3.472cm -3.472cm 25cm)" draw:extrusion-origin="0.5 -0.5" draw:extrusion-skew="50 -135" draw:extrusion-depth="2.5cm 0" draw:extrusion-color="false" draw:extrusion-brightness="15%" draw:extrusion-light-face="true" draw:extrusion-first-light-harsh="true" draw:extrusion-second-light-harsh="false" draw:extrusion-first-light-level="67%" draw:extrusion-second-light-level="37%" loext:extrusion-specularity-loext="122%" draw:extrusion-specularity="100%" draw:text-areas="0 0 21600 21600" draw:text-path="true" draw:text-path-mode="shape" draw:text-path-scale="path" draw:text-path-same-letter-heights="false" draw:type="fontwork-triangle-down" draw:modifiers="13138.2228490832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custom-shape draw:style-name="gr2" draw:text-style-name="P4" draw:layer="layout" svg:width="15.477cm" svg:height="3.886cm" svg:x="8.523cm" svg:y="8.114cm">
          <text:p text:style-name="P3"><text:span text:style-name="T2">Bubble Panic !!</text:span></text:p>
          <draw:enhanced-geometry svg:viewBox="0 0 21600 21600" draw:mirror-horizontal="false" draw:mirror-vertical="false" draw:extrusion="false" draw:extrusion-rotation-angle="25 0" dr3d:projection="parallel" draw:extrusion-first-light-direction="(-50000 0 10000)" draw:extrusion-second-light-direction="(50000 0 10000)" dr3d:shade-mode="flat" draw:extrusion-metal="false" draw:extrusion-diffusion="0%" loext:extrusion-specularity-loext="122%" draw:extrusion-specularity="100%" draw:extrusion-skew="50 -135" draw:text-areas="0 0 21600 21600" draw:text-path="true" draw:text-path-mode="shape" draw:text-path-scale="path" draw:text-path-same-letter-heights="false" draw:type="fontwork-curve-up" draw:modifiers="8111.4245416079" draw:enhanced-path="M 0 ?f0 C 4900 ?f1 11640 ?f2 21600 0 N M 0 ?f4 C 3700 21600 8500 21600 10100 21600 14110 21600 1591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left $0" draw:handle-range-y-minimum="0" draw:handle-range-y-maximum="1217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ien Encounters" svg:font-family="'Alien Encounters'" style:font-pitch="variable"/>
    <style:font-face style:name="Archicoco" svg:font-family="Archicoco" style:font-family-generic="swiss" style:font-pitch="variable"/>
    <style:font-face style:name="Arial" svg:font-family="Arial" style:font-family-generic="system" style:font-pitch="variable"/>
    <style:font-face style:name="BN Machine" svg:font-family="'BN Machine'" style:font-pitch="variable"/>
    <style:font-face style:name="Baby Kruffy" svg:font-family="'Baby Kruffy'" style:font-pitch="variable"/>
    <style:font-face style:name="Base 05" svg:font-family="'Base 05'" style:font-family-generic="modern" style:font-pitch="variable"/>
    <style:font-face style:name="Comic Sans MS" svg:font-family="'Comic Sans MS'" style:font-family-generic="script" style:font-pitch="variable"/>
    <style:font-face style:name="Corporate" svg:font-family="Corporate" style:font-pitch="variable"/>
    <style:font-face style:name="Lato Hairline" svg:font-family="'Lato Hairline'" style:font-family-generic="swiss" style:font-pitch="variable"/>
    <style:font-face style:name="LetterOMatic!" svg:font-family="LetterOMatic!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erif" svg:font-family="'Noto Serif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Segoe UI" svg:font-family="'Segoe UI'" style:font-family-generic="system" style:font-pitch="variable"/>
    <style:font-face style:name="Source Serif Pro Black" svg:font-family="'Source Serif Pro Black'" style:font-adornments="Black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60" draw:display-name="Gradient 260" draw:style="linear" draw:start-color="#800080" draw:end-color="#ff8000" draw:start-intensity="100%" draw:end-intensity="100%" draw:angle="0deg" draw:border="0%">
      <loext:gradient-stop svg:offset="0" loext:color-type="rgb" loext:color-value="#800080"/>
      <loext:gradient-stop svg:offset="1" loext:color-type="rgb" loext:color-value="#ff8000"/>
    </draw:gradient>
    <draw:gradient draw:name="Gradient_20_265" draw:display-name="Gradient 265" draw:style="linear" draw:start-color="#eeeeee" draw:end-color="#666666" draw:start-intensity="100%" draw:end-intensity="100%" draw:angle="0deg" draw:border="0%">
      <loext:gradient-stop svg:offset="0" loext:color-type="rgb" loext:color-value="#eeeeee"/>
      <loext:gradient-stop svg:offset="1" loext:color-type="rgb" loext:color-value="#66666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26T13:56:55.890000000</meta:creation-date>
    <dc:date>2025-01-26T14:36:56.943000000</dc:date>
    <meta:editing-duration>PT29M47S</meta:editing-duration>
    <meta:editing-cycles>1</meta:editing-cycles>
    <meta:document-statistic meta:object-count="25"/>
    <meta:generator>LibreOffice/24.8.4.2$Windows_X86_64 LibreOffice_project/bb3cfa12c7b1bf994ecc5649a80400d06cd71002</meta:generator>
  </office:meta>
</office:document-meta>
</file>